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T3" style:parent-style-name="Bekezdésalapbetűtípusa" style:family="text">
      <style:text-properties style:font-name="Times New Roman" style:font-name-asian="Times New Roman" style:font-name-complex="Times New Roman" fo:font-style="italic" style:font-style-asian="italic" style:font-style-complex="italic" fo:color="#000000"/>
    </style:style>
    <style:style style:name="T4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5" style:parent-style-name="Listaszerűbekezdés" style:family="paragraph"/>
    <style:style style:name="T6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7" style:parent-style-name="Listaszerűbekezdés" style:family="paragraph"/>
    <style:style style:name="T8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9" style:parent-style-name="Listaszerűbekezdés" style:family="paragraph"/>
    <style:style style:name="T10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11" style:parent-style-name="Listaszerűbekezdés" style:family="paragraph"/>
    <style:style style:name="T12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T13" style:parent-style-name="Bekezdésalapbetűtípusa" style:family="text">
      <style:text-properties style:font-name="Times New Roman" style:font-name-asian="Times New Roman" style:font-name-complex="Times New Roman" fo:font-style="italic" style:font-style-asian="italic" style:font-style-complex="italic" fo:color="#000000"/>
    </style:style>
    <style:style style:name="P14" style:parent-style-name="Listaszerűbekezdés" style:family="paragraph"/>
    <style:style style:name="T15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16" style:parent-style-name="Listaszerűbekezdés" style:family="paragraph"/>
    <style:style style:name="T17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18" style:parent-style-name="Listaszerűbekezdés" style:family="paragraph"/>
    <style:style style:name="T19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20" style:parent-style-name="Listaszerűbekezdés" style:family="paragraph"/>
    <style:style style:name="T21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P22" style:parent-style-name="Listaszerűbekezdés" style:family="paragraph"/>
    <style:style style:name="T23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T24" style:parent-style-name="Bekezdésalapbetűtípusa" style:family="text">
      <style:text-properties style:font-name="Times New Roman" style:font-name-asian="Times New Roman" style:font-name-complex="Times New Roman" fo:color="#000000"/>
    </style:style>
    <style:style style:name="T25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26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27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28" style:parent-style-name="Hiperhivatkozás" style:family="text">
      <style:text-properties style:font-name="Arial" style:font-name-asian="Arial" style:font-name-complex="Arial" fo:font-size="10.5pt" style:font-size-asian="10.5pt" style:font-size-complex="10.5pt"/>
    </style:style>
    <style:style style:name="T29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30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31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32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33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34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35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36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37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38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39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40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41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42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43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44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45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46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47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48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49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50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51" style:parent-style-name="Bekezdésalapbetűtípusa" style:family="text">
      <style:text-properties style:font-name="Arial" style:font-name-asian="Arial" style:font-name-complex="Arial" fo:color="#444444" fo:font-size="15pt" style:font-size-asian="15pt" style:font-size-complex="15pt"/>
    </style:style>
    <style:style style:name="T52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53" style:parent-style-name="Bekezdésalapbetűtípusa" style:family="text">
      <style:text-properties style:font-name="Arial" style:font-name-asian="Arial" style:font-name-complex="Arial" fo:font-style="italic" style:font-style-asian="italic" style:font-style-complex="italic" fo:color="#444444" fo:font-size="10.5pt" style:font-size-asian="10.5pt" style:font-size-complex="10.5pt"/>
    </style:style>
    <style:style style:name="T54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55" style:parent-style-name="Bekezdésalapbetűtípusa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56" style:parent-style-name="Bekezdésalapbetűtípusa" style:family="text">
      <style:text-properties style:font-name="Roboto" style:font-name-asian="Roboto" style:font-name-complex="Roboto" fo:color="#000000" fo:font-size="27pt" style:font-size-asian="27pt" style:font-size-complex="27pt"/>
    </style:style>
    <style:style style:name="P57" style:parent-style-name="Normál" style:family="paragraph">
      <style:paragraph-properties fo:text-align="justify"/>
    </style:style>
    <style:style style:name="T58" style:parent-style-name="Bekezdésalapbetűtípusa" style:family="text">
      <style:text-properties style:font-name="Roboto" style:font-name-asian="Roboto" style:font-name-complex="Roboto" fo:color="#000000" fo:font-size="12.5pt" style:font-size-asian="12.5pt" style:font-size-complex="12.5pt"/>
    </style:style>
    <style:style style:name="T59" style:parent-style-name="Bekezdésalapbetűtípusa" style:family="text">
      <style:text-properties style:font-name="Roboto" style:font-name-asian="Roboto" style:font-name-complex="Roboto" fo:color="#000000" fo:font-size="18pt" style:font-size-asian="18pt" style:font-size-complex="18pt"/>
    </style:style>
    <style:style style:name="P60" style:parent-style-name="Normál" style:family="paragraph">
      <style:paragraph-properties fo:text-align="justify"/>
    </style:style>
    <style:style style:name="T61" style:parent-style-name="Bekezdésalapbetűtípusa" style:family="text">
      <style:text-properties style:font-name="Roboto" style:font-name-asian="Roboto" style:font-name-complex="Roboto" fo:color="#000000" fo:font-size="12.5pt" style:font-size-asian="12.5pt" style:font-size-complex="12.5pt"/>
    </style:style>
  </office:automatic-styles>
  <office:body>
    <office:text text:use-soft-page-breaks="true">
      <text:p text:style-name="P1"><text:span text:style-name="T2">Windows<text:s/></text:span><text:span text:style-name="T3">javára</text:span><text:span text:style-name="T4"><text:s/>írható az</text:span></text:p>
      <text:list text:style-name="LFO1" text:continue-numbering="true">
        <text:list-item>
          <text:p text:style-name="P5"><text:span text:style-name="T6">egyszerűség</text:span></text:p>
        </text:list-item>
        <text:list-item>
          <text:p text:style-name="P7"><text:span text:style-name="T8">átlagos számítógépes ismeretekkel is teljesen nyugodtan tudja kezelni akárki</text:span></text:p>
        </text:list-item>
        <text:list-item>
          <text:p text:style-name="P9"><text:span text:style-name="T10">kereskedelmi szoftverek bővebb választéka</text:span></text:p>
        </text:list-item>
        <text:list-item>
          <text:p text:style-name="P11"><text:span text:style-name="T12">szélesebb hardvertámogatás.</text:span></text:p>
        </text:list-item>
      </text:list>
      <text:p text:style-name="Normál"><text:span text:style-name="T13">Hátrány, hogy</text:span></text:p>
      <text:list text:style-name="LFO1" text:continue-numbering="true">
        <text:list-item>
          <text:p text:style-name="P14"><text:span text:style-name="T15">megköti a felhasználó kezét</text:span></text:p>
        </text:list-item>
        <text:list-item>
          <text:p text:style-name="P16"><text:span text:style-name="T17">népszerűsége miatt pedig oda kell figyelni a kártevő programokra, vírusokra</text:span></text:p>
        </text:list-item>
        <text:list-item>
          <text:p text:style-name="P18"><text:span text:style-name="T19">kötött biztonsági frissítések kiadása (minden hónap első keddjén)</text:span></text:p>
        </text:list-item>
        <text:list-item>
          <text:p text:style-name="P20"><text:span text:style-name="T21">kizárólag X86 és X86_64 architektúrákon érhető el</text:span></text:p>
        </text:list-item>
        <text:list-item>
          <text:p text:style-name="P22"><text:span text:style-name="T23">erőforrás-igényesebb</text:span></text:p>
        </text:list-item>
      </text:list>
      <text:p text:style-name="Normál"><text:span text:style-name="T24">A két operációs rendszer homlokegyenest más "forráskódpolitikát" követ. Míg a Linux mint ahogy írtam nyílt, addig a Windows zárt forráskódú. Melyik is a jobb? Nézzük meg mik az előnyei és a hátrányai a két licencelésnek.</text:span></text:p>
      <text:h text:style-name="Címsor3" text:outline-level="3"><text:span text:style-name="T25">1. Kérjen támogatást a világ különböző informatikai programozóitól</text:span></text:h>
      <text:p text:style-name="Normál"><text:span text:style-name="T26">A Microsoft Windows egyik előnye asokan a világ különböző informatikai programozóinak támogatásával rendelkeznek. Ez sok informatikai programozót készít, akik megértik a Microsoft Windows operációs rendszer típusát. Ez megkönnyíti és könnyebbé teszi a Microsoft Windows javítását és fejlesztését, ha hiba jelentkezik az operációs rendszerben.</text:span></text:p>
      <text:p text:style-name="Normál"><text:span text:style-name="T27">Különbözik a különféle Windows operációs rendszerektől, rendszerektőlaz egyéb műveleteket nagyon nehéz megjavítani és fejlesztni az informatikai programozók által, mivel kevés informatikai programozó érti és érti ezeket a többi operációs rendszert. Ez arra készteti az informatikai programozókat, hogy nem értik, hogy úgy használják-e<text:s/></text:span><text:a xlink:href="https://en.wikipedia.org/wiki/Superuser" office:target-frame-name="_top" xlink:show="replace"><text:span text:style-name="T28">superuser</text:span></text:a><text:span text:style-name="T29">.</text:span></text:p>
      <text:h text:style-name="Címsor3" text:outline-level="3"><text:span text:style-name="T30">2. Sokat a számítógépes hálózat különféle hardverei támogatnak</text:span></text:h>
      <text:p text:style-name="Normál"><text:span text:style-name="T31">Ez az előnye készíti el a Microsoft Windows rendszerta legszélesebb körben telepített emberek a világ különböző részein. Mivel a Microsoft Windows különféle típusú hardverekhez használható számítógépes hálózaton, és sok felhasználót elégedettebbé tesz annak használatakor, annak ellenére, hogy a használt számítógépes hálózatok típusai eltérőek.</text:span></text:p>
      <text:h text:style-name="Címsor3" text:outline-level="3"><text:span text:style-name="T32">3. A felület nagyon felhasználóbarát</text:span></text:h>
      <text:p text:style-name="Normál"><text:span text:style-name="T33">Ahogy már az elején elmondtuk, a MicrosoftA Windows nagyon felhasználóbarát felülettel rendelkezik, ami sok ember számára a Microsoft Windows használatát is nagyon egyszerűvé teszi.</text:span></text:p>
      <text:p text:style-name="Normál"><text:span text:style-name="T34">Számos szolgáltatás szándékosan jött létrehogy megkönnyítsük a felhasználókat számítógép használatakor, különféle eszközöktől, amelyek felhasználhatók a Microsoft Windows problémáinak megoldására.</text:span></text:p>
      <text:h text:style-name="Címsor3" text:outline-level="3"><text:span text:style-name="T35">4. Sok választás a különféle alkalmazásokból</text:span></text:h>
      <text:p text:style-name="Normál"><text:span text:style-name="T36">A Microsoft Windows operációs rendszerekkel nagyon kompatibilis alkalmazások száma miatt a felhasználóknak már nem kell aggódniuk az alkalmazás kiválasztása miatt.</text:span></text:p>
      <text:p text:style-name="Normál"><text:span text:style-name="T37">Sokféle alkalmazás létezikkompatibilis a Microsoft Windows rendszerrel, amely hasonló a Zenelejátszóhoz a felsõ felhasználói alkalmazáshoz, amely felhasználható egy olyan program elkészítéséhez, amely már rendelkezésre áll a Microsoft Windows platformon. Ilyen versenyképesség mellett számos alkalmazás nagyon változatos, a szabadtól a fizetettig.</text:span></text:p>
      <text:h text:style-name="Címsor3" text:outline-level="3"><text:span text:style-name="T38">5. A Microsoft Windows rendelkezik hibaelhárítási funkcióval</text:span></text:h>
      <text:p text:style-name="Normál"><text:span text:style-name="T39">Ez a hibaelhárítási szolgáltatás az operációs rendszer tulajdonában vanMicrosoft Windows. Ez a szolgáltatás használható annak érdekében, hogy megtaláljon egy olyan problémát, amelyek az alkalmazás futtatásakor merülnek fel.</text:span></text:p>
      <text:p text:style-name="Normál"><text:span text:style-name="T40">Ez a szolgáltatás szintén segíta legfrissebb, az interneten készített illesztőprogram-verzió keresése segíthet javítások során, ha korrupt probléma merül fel, és segíthet egy alkalmazás kompatibilitásának ellenőrzésében.</text:span></text:p>
      <text:p text:style-name="Normál"><text:span text:style-name="T41">Amellett, hogy az előnyei meglehetősen sok segítséget nyújtanak, a Microsoft Windowsnak számos hátránya van. És a Microsoft Windows operációs rendszer következő hiányosságai:</text:span></text:p>
      <text:h text:style-name="Címsor3" text:outline-level="3"><text:span text:style-name="T42">1. Nagyon sok RAM szükséges</text:span></text:h>
      <text:p text:style-name="Normál"><text:span text:style-name="T43">Nem meglepő, hogy egy operációs rendszerA Windows a rendelkezésre álló tárhely nagy részét elfoglalja a RAM-ban. Ez az, ami miatt az operációs rendszer felhasználójának nagy RAM tároló kapacitással kell rendelkeznie.</text:span></text:p>
      <text:h text:style-name="Címsor3" text:outline-level="3"><text:span text:style-name="T44">2. Gyenge biztonság</text:span></text:h>
      <text:p text:style-name="Normál"><text:span text:style-name="T45">Az operációs rendszer fő hátrányaiA Microsoft Windows nem megfelelő biztonsági rendszer. Ez sok hackert készít, akik a Microsoft Windows rendszert egy repedés segítségével modell-verzióvá alakíthatják. Ezért ha a Microsoft Windows kalózverzióját használja, akkor a számítógépnek sok probléma merül fel, amíg le nem fejeződik.</text:span></text:p>
      <text:h text:style-name="Címsor3" text:outline-level="3"><text:span text:style-name="T46">3. Nagyon érzékeny a vírusokra</text:span></text:h>
      <text:p text:style-name="Normál"><text:span text:style-name="T47">Ezen felül a Microsoft Windows is nagyon egyszerűvírus támadta meg. Ennek oka az, hogy az ezen operációs rendszeren növekvő és megjelenő vírusfejlesztések száma, amelyek befolyásolják a felhasználó kényelmét, megszakad. Ezért a Microsoft Windows operációs rendszer felhasználójának a legjobb vírusölővel kell rendelkeznie.</text:span></text:p>
      <text:h text:style-name="Címsor3" text:outline-level="3"><text:span text:style-name="T48">4. Az ár nagyon drága</text:span></text:h>
      <text:p text:style-name="Normál"><text:span text:style-name="T49">Microsoft Windows operációs rendszer isnagyon drága eladási árat mutat, különösen a Home verzió és az Basic verzió esetén. A Microsoft Windows ilyen típusú verziója magas eladási árat kínál, mert millióinak értékét érte el.</text:span></text:p>
      <text:p text:style-name="Normál"><text:span text:style-name="T50">Ennek a Windows terméknek a magas költsége miatt, amely sok kalózkodást okoz az egész világon. Mivel ezeknek a felhasználóknak nincs elegendő forrása a licenc árának megszerzéséhez.</text:span></text:p>
      <text:h text:style-name="Címsor3" text:outline-level="3"><text:span text:style-name="T51">5. A javítások száma</text:span></text:h>
      <text:p text:style-name="Normál"><text:span text:style-name="T52">Szervizcsomag vagy gyakran a technika<text:s/></text:span><text:span text:style-name="T53">egyenetlen</text:span><text:span text:style-name="T54"><text:s/>a Microsoft olyan tulajdonságokkal rendelkezik, amelyek:nagyon bosszantó. Mivel azoknak a felhasználóknak, akik elfelejtették vagy elfelejtették telepíteni vagy letölteni az operációs rendszerre, nagyon könnyű lesz rossz dolog történni, például a biztonsági oldalon és így tovább.</text:span></text:p>
      <text:p text:style-name="Normál"><text:span text:style-name="T55">Így számos előnye és hátránya miattegy Microsoft Windows operációs rendszerről. Ha Microsoft Windows-felhasználó, telepítenie kell a legjobb vírusölőt, hogy elkerülje a felmerülő lehetőségeket.</text:span></text:p>
      <text:h text:style-name="Címsor2" text:outline-level="2"><text:span text:style-name="T56">Continuum</text:span></text:h>
      <text:p text:style-name="P57"><text:span text:style-name="T58">A Windows 8 nagyon az érintésekre koncentrált, hatalmas csempékkel. A Windows 10 már sokkal intelligensebb megoldást kínál, ugyanis a Continuum funkciónak hála képes menet közben alkalmazkodni az asztali és a táblagépes használathoz. A billentyűzet lecsatolásakor például érintős módra optimalizálja magát, fordított helyzetben pedig asztali módba kapcsol. Erre automatikusan is képes, de persze a beállítások testre szabhatóak.</text:span></text:p>
      <text:h text:style-name="Címsor2" text:outline-level="2"><text:span text:style-name="T59">Konzolos kompatibilitás</text:span></text:h>
      <text:p text:style-name="P60"><text:span text:style-name="T61">Az Xbox One által kínált előnyöket a Windows 10 a gépünkre is elhozza. A Windows 10 Xbox appja ugyanis lehetővé teszi, hogy megnézzük, mit játszanak a barátaink. Üzeneteket is küldhetünk, ugyanakkor a legizgalmasabb, hogy az Xbox One-játékokat a gépünkre streamelhetjük. Néhány játék még a keresztplatformos multiplayer módot is támogatja.</text:span></text:p>
      <text:p text:style-name="Normál"/>
      <text:p text:style-name="Normá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Calibri Light" style:font-name-asian="MS Gothic" style:font-name-complex="Times New Roman" fo:color="#1F3763" fo:font-size="12pt" style:font-size-asian="12pt" style:font-size-complex="12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Címsor2Char" style:display-name="Címsor 2 Char" style:family="text" style:parent-style-name="Bekezdésalapbetűtípusa">
      <style:text-properties style:font-name="Calibri Light" style:font-name-asian="MS Gothic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leskó Attila</meta:initial-creator>
    <dc:creator>Pleskó Attila</dc:creator>
    <meta:creation-date>2021-12-15T12:09:00Z</meta:creation-date>
    <dc:date>2021-12-15T12:09:00Z</dc:date>
    <meta:template xlink:href="Normal.dotm" xlink:type="simple"/>
    <meta:editing-cycles>1</meta:editing-cycles>
    <meta:editing-duration>PT0S</meta:editing-duration>
    <meta:document-statistic meta:page-count="1" meta:paragraph-count="12" meta:word-count="792" meta:character-count="6250" meta:row-count="45" meta:non-whitespace-character-count="5470"/>
  </office:meta>
</office:document-meta>
</file>